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4.711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Nazwa podzespołu</text:p>
          </table:table-cell>
          <table:table-cell table:style-name="Default" office:value-type="string" calcext:value-type="string">
            <text:p>Cena jednostkowa netto </text:p>
          </table:table-cell>
          <table:table-cell table:style-name="Default" office:value-type="string" calcext:value-type="string">
            <text:p>Cena jednostkowa z VAT</text:p>
          </table:table-cell>
          <table:table-cell office:value-type="string" calcext:value-type="string">
            <text:p>Ilość</text:p>
          </table:table-cell>
          <table:table-cell table:style-name="Default" office:value-type="string" calcext:value-type="string">
            <text:p>Wartość Brut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el Core i3</text:p>
          </table:table-cell>
          <table:table-cell office:value-type="currency" office:currency="PLN" office:value="465" calcext:value-type="currency">
            <text:p>465,00 zł</text:p>
          </table:table-cell>
          <table:table-cell table:formula="of:=[.C2]*1.23" office:value-type="currency" office:currency="PLN" office:value="571.95" calcext:value-type="currency">
            <text:p>571,95 zł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PLN" office:value="571.95" calcext:value-type="currency">
            <text:p>571,95 z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łyta główna Gigabyte</text:p>
          </table:table-cell>
          <table:table-cell office:value-type="currency" office:currency="PLN" office:value="519" calcext:value-type="currency">
            <text:p>519,00 zł</text:p>
          </table:table-cell>
          <table:table-cell table:formula="of:=[.C3]*1.23" office:value-type="currency" office:currency="PLN" office:value="638.37" calcext:value-type="currency">
            <text:p>638,37 zł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PLN" office:value="638.37" calcext:value-type="currency">
            <text:p>638,37 z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mięć RAM Balastic</text:p>
          </table:table-cell>
          <table:table-cell office:value-type="currency" office:currency="PLN" office:value="339" calcext:value-type="currency">
            <text:p>339,00 zł</text:p>
          </table:table-cell>
          <table:table-cell table:formula="of:=[.C4]*1.23" office:value-type="currency" office:currency="PLN" office:value="416.97" calcext:value-type="currency">
            <text:p>416,97 zł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PLN" office:value="416.97" calcext:value-type="currency">
            <text:p>416,97 z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itor LG</text:p>
          </table:table-cell>
          <table:table-cell office:value-type="currency" office:currency="PLN" office:value="1099" calcext:value-type="currency">
            <text:p>1 099,00 zł</text:p>
          </table:table-cell>
          <table:table-cell table:formula="of:=[.C5]*1.23" office:value-type="currency" office:currency="PLN" office:value="1351.77" calcext:value-type="currency">
            <text:p>1 351,77 zł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PLN" office:value="1351.77" calcext:value-type="currency">
            <text:p>1 351,77 z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pęd ASUS</text:p>
          </table:table-cell>
          <table:table-cell office:value-type="currency" office:currency="PLN" office:value="59" calcext:value-type="currency">
            <text:p>59,00 zł</text:p>
          </table:table-cell>
          <table:table-cell table:formula="of:=[.C6]*1.23" office:value-type="currency" office:currency="PLN" office:value="72.57" calcext:value-type="currency">
            <text:p>72,57 zł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PLN" office:value="72.57" calcext:value-type="currency">
            <text:p>72,57 z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budowa Sharkoon</text:p>
          </table:table-cell>
          <table:table-cell office:value-type="currency" office:currency="PLN" office:value="299" calcext:value-type="currency">
            <text:p>299,00 zł</text:p>
          </table:table-cell>
          <table:table-cell table:formula="of:=[.C7]*1.23" office:value-type="currency" office:currency="PLN" office:value="367.77" calcext:value-type="currency">
            <text:p>367,77 zł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PLN" office:value="367.77" calcext:value-type="currency">
            <text:p>367,77 z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asilacz Silentium</text:p>
          </table:table-cell>
          <table:table-cell office:value-type="currency" office:currency="PLN" office:value="219" calcext:value-type="currency">
            <text:p>219,00 zł</text:p>
          </table:table-cell>
          <table:table-cell table:formula="of:=[.C8]*1.23" office:value-type="currency" office:currency="PLN" office:value="269.37" calcext:value-type="currency">
            <text:p>269,37 zł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PLN" office:value="269.37" calcext:value-type="currency">
            <text:p>269,37 z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rta graficzna Gigabyte</text:p>
          </table:table-cell>
          <table:table-cell office:value-type="currency" office:currency="PLN" office:value="529" calcext:value-type="currency">
            <text:p>529,00 zł</text:p>
          </table:table-cell>
          <table:table-cell table:formula="of:=[.C9]*1.23" office:value-type="currency" office:currency="PLN" office:value="650.67" calcext:value-type="currency">
            <text:p>650,67 zł</text:p>
          </table:table-cell>
          <table:table-cell office:value-type="float" office:value="1" calcext:value-type="float">
            <text:p>1</text:p>
          </table:table-cell>
          <table:table-cell table:formula="of:=[.D9]*[.E9]" office:value-type="currency" office:currency="PLN" office:value="650.67" calcext:value-type="currency">
            <text:p>650,67 z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ysk Toshiba</text:p>
          </table:table-cell>
          <table:table-cell office:value-type="currency" office:currency="PLN" office:value="299" calcext:value-type="currency">
            <text:p>299,00 zł</text:p>
          </table:table-cell>
          <table:table-cell table:formula="of:=[.C10]*1.23" office:value-type="currency" office:currency="PLN" office:value="367.77" calcext:value-type="currency">
            <text:p>367,77 zł</text:p>
          </table:table-cell>
          <table:table-cell office:value-type="float" office:value="1" calcext:value-type="float">
            <text:p>1</text:p>
          </table:table-cell>
          <table:table-cell table:formula="of:=[.D10]*[.E10]" office:value-type="currency" office:currency="PLN" office:value="367.77" calcext:value-type="currency">
            <text:p>367,77 zł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lawiatura</text:p>
          </table:table-cell>
          <table:table-cell office:value-type="currency" office:currency="PLN" office:value="89" calcext:value-type="currency">
            <text:p>89,00 zł</text:p>
          </table:table-cell>
          <table:table-cell table:formula="of:=[.C11]*1.23" office:value-type="currency" office:currency="PLN" office:value="109.47" calcext:value-type="currency">
            <text:p>109,47 zł</text:p>
          </table:table-cell>
          <table:table-cell office:value-type="float" office:value="1" calcext:value-type="float">
            <text:p>1</text:p>
          </table:table-cell>
          <table:table-cell table:formula="of:=[.D11]*[.E11]" office:value-type="currency" office:currency="PLN" office:value="109.47" calcext:value-type="currency">
            <text:p>109,47 zł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ysz</text:p>
          </table:table-cell>
          <table:table-cell office:value-type="currency" office:currency="PLN" office:value="129" calcext:value-type="currency">
            <text:p>129,00 zł</text:p>
          </table:table-cell>
          <table:table-cell table:formula="of:=[.C12]*1.23" office:value-type="currency" office:currency="PLN" office:value="158.67" calcext:value-type="currency">
            <text:p>158,67 zł</text:p>
          </table:table-cell>
          <table:table-cell office:value-type="float" office:value="1" calcext:value-type="float">
            <text:p>1</text:p>
          </table:table-cell>
          <table:table-cell table:formula="of:=[.D12]*[.E12]" office:value-type="currency" office:currency="PLN" office:value="158.67" calcext:value-type="currency">
            <text:p>158,67 zł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Wartość zestawu</text:p>
          </table:table-cell>
          <table:table-cell table:formula="of:=SUM([.F2:.F12])" office:value-type="currency" office:currency="PLN" office:value="4975.35" calcext:value-type="currency">
            <text:p>4 975,35 zł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wartość zestawu po rabacie</text:p>
          </table:table-cell>
          <table:table-cell table:formula="of:=[.F13]*0.95" office:value-type="currency" office:currency="PLN" office:value="4726.5825" calcext:value-type="currency">
            <text:p>4 726,58 z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.00.0000</text:date>, <text:time style:data-style-name="N2" text:time-value="18:37:12.79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14:19:30.415000000</meta:creation-date>
    <dc:date>2021-12-06T19:01:42.760000000</dc:date>
    <meta:editing-duration>PT4H47S</meta:editing-duration>
    <meta:editing-cycles>2</meta:editing-cycles>
    <meta:generator>LibreOffice/7.0.1.2$Windows_X86_64 LibreOffice_project/7cbcfc562f6eb6708b5ff7d7397325de9e764452</meta:generator>
    <meta:document-statistic meta:table-count="1" meta:cell-count="76" meta:object-count="0"/>
  </office:meta>
</office:document-meta>
</file>